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>
      <style:text-properties fo:font-size="72pt" style:font-size-asian="72pt" style:font-size-complex="72pt"/>
    </style:style>
    <style:style style:name="P6" style:family="paragraph" style:parent-style-name="Standard" style:list-style-name="L12">
      <style:text-properties fo:font-size="72pt" style:font-size-asian="72pt" style:font-size-complex="72pt"/>
    </style:style>
    <style:style style:name="P7" style:family="paragraph" style:parent-style-name="Standard">
      <style:text-properties fo:font-size="48pt" style:font-size-asian="48pt" style:font-size-complex="48pt"/>
    </style:style>
    <style:style style:name="P8" style:family="paragraph" style:parent-style-name="Standard">
      <style:text-properties fo:font-size="36pt" style:font-size-asian="36pt" style:font-size-complex="36pt"/>
    </style:style>
    <style:style style:name="P9" style:family="paragraph" style:parent-style-name="Standard" style:list-style-name="L13">
      <style:text-properties fo:font-size="40pt" style:font-size-asian="40pt" style:font-size-complex="40pt"/>
    </style:style>
    <style:style style:name="P10" style:family="paragraph" style:parent-style-name="Standard" style:list-style-name="L15">
      <style:text-properties fo:font-size="40pt" style:font-size-asian="40pt" style:font-size-complex="40pt"/>
    </style:style>
    <style:style style:name="P11" style:family="paragraph" style:parent-style-name="Standard" style:list-style-name="L16">
      <style:text-properties fo:font-size="40pt" style:font-size-asian="40pt" style:font-size-complex="40pt"/>
    </style:style>
    <style:style style:name="P12" style:family="paragraph" style:parent-style-name="Standard">
      <style:paragraph-properties fo:break-before="page"/>
      <style:text-properties fo:font-size="96pt" style:font-size-asian="96pt" style:font-size-complex="96pt"/>
    </style:style>
    <style:style style:name="P13" style:family="paragraph" style:parent-style-name="Standard">
      <style:paragraph-properties fo:break-before="page"/>
      <style:text-properties fo:font-size="72pt" style:font-size-asian="72pt" style:font-size-complex="72pt"/>
    </style:style>
    <style:style style:name="P14" style:family="paragraph" style:parent-style-name="Standard">
      <style:paragraph-properties fo:break-before="page"/>
      <style:text-properties fo:font-size="48pt" style:font-size-asian="48pt" style:font-size-complex="48pt"/>
    </style:style>
    <style:style style:name="P15" style:family="paragraph" style:parent-style-name="Standard">
      <style:paragraph-properties fo:break-before="page"/>
      <style:text-properties fo:font-size="40pt" style:font-size-asian="40pt" style:font-size-complex="40pt"/>
    </style:style>
    <style:style style:name="P16" style:family="paragraph">
      <style:paragraph-properties fo:text-align="center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paragraph-properties fo:text-align="center"/>
      <style:text-properties fo:font-size="20pt" style:font-size-asian="20pt" style:font-size-complex="20pt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paragraph-properties fo:text-align="end"/>
      <style:text-properties fo:font-size="20pt" style:font-size-asian="20pt" style:font-size-complex="20pt"/>
    </style:style>
    <style:style style:name="P22" style:family="paragraph">
      <style:text-properties fo:font-size="36pt" style:font-size-asian="36pt" style:font-size-complex="36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8pt" fo:font-style="italic" style:font-size-asian="48pt" style:font-style-asian="italic" style:font-size-complex="48pt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36pt" style:font-size-asian="36pt" style:font-size-complex="3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c0c0c0"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vertical-align="middle" draw:auto-grow-height="false" fo:min-height="0.5201in" fo:min-width="0.34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64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89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73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56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595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 have through though the hard problems: </text:p>
      <text:p text:style-name="Standard"/>
      <text:list xml:id="list1237051202" text:style-name="L1">
        <text:list-item>
          <text:p text:style-name="P1">Easy to understand for the novice, the non-geeks:</text:p>
        </text:list-item>
      </text:list>
      <text:list xml:id="list1150253172" text:style-name="L2">
        <text:list-item>
          <text:p text:style-name="P2">No need to remember pin, board, channel, node, device addresses or numbers. <text:s/></text:p>
        </text:list-item>
        <text:list-item>
          <text:p text:style-name="P2">Easy to configure with push-buttons. <text:s/></text:p>
        </text:list-item>
        <text:list-item>
          <text:p text:style-name="P2">But, all devices are compatible, from the smallest layout to the largest</text:p>
        </text:list-item>
      </text:list>
      <text:list xml:id="list435529111" text:continue-list="list1237051202" text:style-name="L1">
        <text:list-item>
          <text:p text:style-name="P1">Works with very large layouts:</text:p>
        </text:list-item>
      </text:list>
      <text:list xml:id="list244481141" text:style-name="L3">
        <text:list-item>
          <text:p text:style-name="P3">Multi-segment buses, using CAN, Ethernet and other hardware. </text:p>
        </text:list-item>
        <text:list-item>
          <text:p text:style-name="P3">Easy and auto configuration of changing module layout. </text:p>
        </text:list-item>
        <text:list-item>
          <text:p text:style-name="P3">Never any device address conflicts. <text:s/></text:p>
        </text:list-item>
      </text:list>
      <text:list xml:id="list2046291261" text:continue-list="list435529111" text:style-name="L1">
        <text:list-item>
          <text:p text:style-name="P1">Can control complex operations: </text:p>
        </text:list-item>
      </text:list>
      <text:list xml:id="list349733407" text:style-name="L4">
        <text:list-item>
          <text:p text:style-name="P4">Flexible and complete messaging protocol. <text:s/></text:p>
        </text:list-item>
        <text:list-item>
          <text:p text:style-name="P4">Auto-routing and filtering of messages, so only those nodes that want to know receive the messages. <text:s/></text:p>
        </text:list-item>
      </text:list>
      <text:p text:style-name="Standard"/>
      <text:p text:style-name="Standard"/>
      <text:p text:style-name="Standard">Easy to understand for the novice, the non-geeks:</text:p>
      <text:p text:style-name="Standard">No need to remember pin, board, channel, node, device addresses or numbers. <text:s/></text:p>
      <text:p text:style-name="Standard">Easy to configure with push-buttons. <text:s/></text:p>
      <text:p text:style-name="Standard">But, all devices are compatible, from the smallest layout to the largest</text:p>
      <text:p text:style-name="Standard">Works with very large layouts:</text:p>
      <text:p text:style-name="Standard">Multi-segment buses, using CAN, Ethernet and other hardware. </text:p>
      <text:p text:style-name="Standard">Easy and auto configuration of changing module layout. </text:p>
      <text:p text:style-name="Standard">Never any device address conflicts. <text:s/></text:p>
      <text:p text:style-name="Standard">Can control complex operations: </text:p>
      <text:p text:style-name="Standard">Flexible and complete messaging protocol. <text:s/></text:p>
      <text:p text:style-name="Standard">Auto-routing and filtering of messages, so only those nodes that want to know receive the messages. <text:s/></text:p>
      <text:p text:style-name="Standard"/>
      <text:p text:style-name="P12">OpenLCB</text:p>
      <text:p text:style-name="P5"><text:span text:style-name="T1"/></text:p>
      <text:p text:style-name="P5"><text:span text:style-name="T1">We have thought through the hard problems:</text:span> </text:p>
      <text:list xml:id="list1133329285" text:style-name="L12">
        <text:list-header>
          <text:p text:style-name="P6"><text:span text:style-name="T2"/></text:p>
        </text:list-header>
      </text:list>
      <text:p text:style-name="P13"><text:span text:style-name="T2">Easy to understand for the novice, the non-</text:span><text:span text:style-name="T3">geek</text:span><text:span text:style-name="T2">:</text:span></text:p>
      <text:p text:style-name="P5"><text:span text:style-name="T2"/></text:p>
      <text:list xml:id="list1270852871" text:style-name="L13">
        <text:list-item>
          <text:p text:style-name="P9">No need to remember pin, board, channel, node, device addresses or numbers. <text:s/></text:p>
        </text:list-item>
        <text:list-item>
          <text:p text:style-name="P9">Easy to configure with push-buttons. <text:s/></text:p>
        </text:list-item>
        <text:list-item>
          <text:p text:style-name="P9">But, all devices are compatible, from the smallest to the largest layout</text:p>
        </text:list-item>
      </text:list>
      <text:p text:style-name="P8"/>
      <text:p text:style-name="P14">Works with very large layouts:</text:p>
      <text:p text:style-name="P7"/>
      <text:list xml:id="list45220108" text:style-name="L15">
        <text:list-item>
          <text:p text:style-name="P10">Multi-segment buses, using CAN, Ethernet and other hardware. </text:p>
        </text:list-item>
        <text:list-item>
          <text:p text:style-name="P10">Easy and auto configuration of changing module layout. </text:p>
        </text:list-item>
        <text:list-item>
          <text:p text:style-name="P10">Never any device address conflicts. <text:s/></text:p>
        </text:list-item>
      </text:list>
      <text:p text:style-name="P14">Complex operations: </text:p>
      <text:p text:style-name="P7"/>
      <text:list xml:id="list481382338" text:style-name="L16">
        <text:list-item>
          <text:p text:style-name="P11">Flexible and complete messaging protocol. <text:s/></text:p>
        </text:list-item>
        <text:list-item>
          <text:p text:style-name="P11">Auto-routing and filtering of messages, so only those nodes that want to know receive the messages. <text:s/></text:p>
        </text:list-item>
      </text:list>
      <text:p text:style-name="P15"><draw:frame text:anchor-type="paragraph" draw:z-index="15" draw:style-name="gr7" draw:text-style-name="P18" svg:width="2.4335in" svg:height="0.7331in" svg:x="6.052in" svg:y="5.6807in"><draw:text-box><text:p><text:span text:style-name="T5">a part assigned byt the device. <text:s/></text:span></text:p></draw:text-box></draw:frame><draw:frame text:anchor-type="paragraph" draw:z-index="14" draw:style-name="gr6" draw:text-style-name="P18" svg:width="3.5248in" svg:height="0.8976in" svg:x="0.7866in" svg:y="5.6807in"><draw:text-box><text:p><text:span text:style-name="T5">A fixed part derived from a node-id, or other unique number, and <text:s/></text:span></text:p></draw:text-box></draw:frame><draw:frame text:anchor-type="paragraph" draw:z-index="13" draw:style-name="gr5" draw:text-style-name="P17" svg:width="7.8398in" svg:height="0.8953in" svg:x="0.7398in" svg:y="3.2165in"><draw:text-box><text:p text:style-name="P17"><text:span text:style-name="T4">Similarly, OpenLCB's large event-id is made up of two parts:</text:span></text:p></draw:text-box></draw:frame><draw:custom-shape text:anchor-type="paragraph" draw:z-index="12" draw:style-name="gr4" draw:text-style-name="P16" svg:width="1.3394in" svg:height="0.6539in" svg:x="4.5028in" svg:y="4.9366in"><text:p/>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</draw:custom-shape><draw:rect text:anchor-type="paragraph" draw:z-index="11" draw:style-name="gr3" draw:text-style-name="P16" svg:width="2.3157in" svg:height="0.3185in" svg:x="5.9602in" svg:y="5.2728in"><text:p/></draw:rect><draw:rect text:anchor-type="paragraph" draw:z-index="10" draw:style-name="gr3" draw:text-style-name="P16" svg:width="3.6413in" svg:height="0.3185in" svg:x="0.7043in" svg:y="5.2728in"><text:p/></draw:rect><draw:rect text:anchor-type="paragraph" draw:z-index="9" draw:style-name="gr2" draw:text-style-name="P16" svg:width="5.9567in" svg:height="0.3185in" svg:x="1.6173in" svg:y="4.4665in"><text:p text:style-name="P16">Event-id</text:p></draw:rect><draw:frame text:anchor-type="paragraph" draw:z-index="8" draw:style-name="gr7" draw:text-style-name="P18" svg:width="2.4335in" svg:height="0.7331in" svg:x="6.0071in" svg:y="2.0598in"><draw:text-box><text:p><text:span text:style-name="T5">a part assigned that person or group. <text:s/></text:span></text:p></draw:text-box></draw:frame><draw:frame text:anchor-type="paragraph" draw:z-index="7" draw:style-name="gr6" draw:text-style-name="P18" svg:width="3.5248in" svg:height="0.8976in" svg:x="0.7417in" svg:y="2.0957in"><draw:text-box><text:p><text:span text:style-name="T5">A part assigned to an individual, group or manufacturer, and</text:span></text:p></draw:text-box></draw:frame><draw:frame text:anchor-type="paragraph" draw:z-index="6" draw:style-name="gr5" draw:text-style-name="P17" svg:width="7.8398in" svg:height="0.6425in" svg:x="0.6945in" svg:y="0.1319in"><draw:text-box><text:p text:style-name="P17"><text:span text:style-name="T4">OpenLCB's large node-id is made up of two parts:</text:span></text:p></draw:text-box></draw:frame><draw:custom-shape text:anchor-type="paragraph" draw:z-index="5" draw:style-name="gr4" draw:text-style-name="P16" svg:width="1.3394in" svg:height="0.6539in" svg:x="4.4929in" svg:y="1.2445in"><text:p/>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</draw:custom-shape><draw:rect text:anchor-type="paragraph" draw:z-index="2" draw:style-name="gr2" draw:text-style-name="P16" svg:width="5.9567in" svg:height="0.3185in" svg:x="1.6075in" svg:y="0.7744in"><text:p text:style-name="P16">Node-id</text:p></draw:rect><draw:rect text:anchor-type="paragraph" draw:z-index="4" draw:style-name="gr3" draw:text-style-name="P16" svg:width="2.3157in" svg:height="0.3185in" svg:x="5.9508in" svg:y="1.5807in"><text:p/></draw:rect><draw:rect text:anchor-type="paragraph" draw:z-index="3" draw:style-name="gr3" draw:text-style-name="P16" svg:width="3.6413in" svg:height="0.3185in" svg:x="0.6945in" svg:y="1.5807in"><text:p/></draw:rect></text:p>
      <text:p text:style-name="P15"><draw:rect text:anchor-type="paragraph" draw:z-index="16" draw:style-name="gr2" draw:text-style-name="P16" svg:width="1.0843in" svg:height="0.7205in" svg:x="7.352in" svg:y="4.2362in"><text:p text:style-name="P16">D</text:p></draw:rect><draw:rect text:anchor-type="paragraph" draw:z-index="17" draw:style-name="gr2" draw:text-style-name="P16" svg:width="1.0843in" svg:height="0.7205in" svg:x="2.1764in" svg:y="4.2362in"><text:p text:style-name="P16">B</text:p></draw:rect><draw:rect text:anchor-type="paragraph" draw:z-index="18" draw:style-name="gr2" draw:text-style-name="P16" svg:width="1.0843in" svg:height="0.7205in" svg:x="6.0291in" svg:y="4.2362in"><text:p text:style-name="P16">C</text:p></draw:rect><draw:rect text:anchor-type="paragraph" draw:z-index="19" draw:style-name="gr2" draw:text-style-name="P16" svg:width="1.0843in" svg:height="0.7205in" svg:x="0.6709in" svg:y="4.2362in"><text:p text:style-name="P16">A</text:p></draw:rect><draw:custom-shape text:anchor-type="paragraph" draw:z-index="20" draw:style-name="gr8" svg:width="2.4106in" svg:height="0.4469in" svg:x="0.6953in" svg:y="3.4398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1" draw:style-name="gr8" svg:width="2.4106in" svg:height="0.4469in" svg:x="5.9634in" svg:y="3.3728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2" draw:style-name="gr8" svg:width="3.5335in" svg:height="0.5567in" draw:transform="rotate (0.1745329251994) translate (2.81319444444444in 1.99166666666667in)"><text:p/><draw:enhanced-geometry svg:viewBox="0 0 21600 21600" draw:text-areas="?f5 ?f1 ?f6 ?f3" draw:type="left-right-arrow" draw:modifiers="1220.83559413999 8284.47204968944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3" draw:style-name="gr9" draw:text-style-name="P19" svg:width="2.487in" svg:height="0.7531in" svg:x="3.35in" svg:y="2.6835in"><text:p text:style-name="P19"><text:span text:style-name="T6">Bridging </text:span></text:p><text:p text:style-name="P19"><text:span text:style-name="T6">From A to D</text:span></text:p><draw:enhanced-geometry svg:viewBox="0 0 21600 21600" draw:text-areas="0 0 21600 21600" draw:type="circular-arrow" draw:modifiers="180 -24.4288132212896 5752.42449157791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24" draw:style-name="gr8" svg:width="3.5335in" svg:height="0.5567in" draw:transform="rotate (-0.174532925200587) translate (0.692361111111111in 0.813888888888889in)"><text:p/><draw:enhanced-geometry svg:viewBox="0 0 21600 21600" draw:text-areas="?f5 ?f1 ?f6 ?f3" draw:type="left-right-arrow" draw:modifiers="1220.83559413999 8284.47204968944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5" draw:style-name="gr8" svg:width="3.5335in" svg:height="0.5567in" draw:transform="rotate (-0.0872664626008864) translate (4.91805555555556in 0.85in)"><text:p/><draw:enhanced-geometry svg:viewBox="0 0 21600 21600" draw:text-areas="?f5 ?f1 ?f6 ?f3" draw:type="left-right-arrow" draw:modifiers="1220.83559413999 8284.47204968944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" draw:style-name="gr1" draw:text-style-name="P16" svg:width="3.5268in" svg:height="1.8843in" svg:x="0.202in" svg:y="3.2972in"><text:p/><draw:enhanced-geometry svg:viewBox="0 0 21600 21600" draw:text-areas="800 800 20800 20800" draw:type="round-rectangular-callout" draw:modifiers="9130.77377436503 26765.21739130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0" draw:style-name="gr1" draw:text-style-name="P16" svg:width="3.5268in" svg:height="1.8843in" svg:x="5.452in" svg:y="3.2972in"><text:p/><draw:enhanced-geometry svg:viewBox="0 0 21600 21600" draw:text-areas="800 800 20800 20800" draw:type="round-rectangular-callout" draw:modifiers="11699.4683992912 27481.503316138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text:anchor-type="paragraph" draw:z-index="26" draw:style-name="gr10" draw:text-style-name="P20" svg:width="1.7933in" svg:height="0.3843in" svg:x="1.8181in" svg:y="5.4807in"><draw:text-box><text:p text:style-name="P20"><text:span text:style-name="T6">Segment 1</text:span></text:p></draw:text-box></draw:frame><draw:frame text:anchor-type="paragraph" draw:z-index="27" draw:style-name="gr10" draw:text-style-name="P21" svg:width="2.198in" svg:height="0.3843in" svg:x="5.0846in" svg:y="5.5965in"><draw:text-box><text:p text:style-name="P21"><text:span text:style-name="T6">Segment 2</text:span></text:p></draw:text-box></draw:frame><draw:frame text:anchor-type="paragraph" draw:z-index="28" draw:style-name="gr11" draw:text-style-name="P22" svg:width="5.1343in" svg:height="0.5768in" svg:x="0.4717in" svg:y="0.1902in"><draw:text-box><text:p text:style-name="P22"><text:span text:style-name="T7">Routing and filtering</text:span></text:p></draw:text-box></draw:frame><draw:frame text:anchor-type="paragraph" draw:z-index="29" draw:style-name="gr12" draw:text-style-name="P18" svg:width="3.0807in" svg:height="0.5953in" svg:x="4.0429in" svg:y="1.378in"><draw:text-box><text:p><text:span text:style-name="T5">The 'larger network”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Harris</meta:initial-creator>
    <meta:creation-date>2010-07-13T11:28:16</meta:creation-date>
    <dc:date>2010-07-13T12:31:20</dc:date>
    <dc:creator>David Harris</dc:creator>
    <meta:editing-duration>PT00H28M49S</meta:editing-duration>
    <meta:editing-cycles>2</meta:editing-cycles>
    <meta:generator>OpenOffice.org/3.2$Unix OpenOffice.org_project/320m18$Build-9502</meta:generator>
    <meta:document-statistic meta:table-count="0" meta:image-count="0" meta:object-count="0" meta:page-count="7" meta:paragraph-count="36" meta:word-count="296" meta:character-count="1888"/>
  </office:meta>
</office:document-meta>
</file>